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O" fo:font-size="14pt" officeooo:rsid="001fc4f1" officeooo:paragraph-rsid="000fee16" style:font-size-asian="14pt" style:font-size-complex="14pt"/>
    </style:style>
    <style:style style:name="P2" style:family="paragraph" style:parent-style-name="Standard">
      <style:text-properties style:font-name="Linux Biolinum O" fo:font-size="14pt" officeooo:rsid="002054ef" officeooo:paragraph-rsid="000fee16" style:font-size-asian="14pt" style:font-size-complex="14pt"/>
    </style:style>
    <style:style style:name="P3" style:family="paragraph" style:parent-style-name="Standard">
      <style:text-properties style:font-name="Linux Biolinum O" fo:font-size="14pt" officeooo:rsid="0021ad8e" officeooo:paragraph-rsid="000fee16" style:font-size-asian="14pt" style:font-size-complex="14pt"/>
    </style:style>
    <style:style style:name="P4" style:family="paragraph" style:parent-style-name="Standard">
      <style:text-properties officeooo:paragraph-rsid="000fee16"/>
    </style:style>
    <style:style style:name="P5" style:family="paragraph" style:parent-style-name="Standard">
      <style:text-properties officeooo:rsid="000fee16" officeooo:paragraph-rsid="000fee16"/>
    </style:style>
    <style:style style:name="P6" style:family="paragraph" style:parent-style-name="Standard">
      <style:text-properties officeooo:rsid="00114640" officeooo:paragraph-rsid="00114640"/>
    </style:style>
    <style:style style:name="T1" style:family="text">
      <style:text-properties style:font-name="Linux Biolinum O" fo:font-size="14pt" officeooo:rsid="0021ad8e" style:font-size-asian="14pt" style:font-size-complex="14pt"/>
    </style:style>
    <style:style style:name="T2" style:family="text">
      <style:text-properties style:font-name="Linux Biolinum O" fo:font-size="14pt" officeooo:rsid="001fc4f1" style:font-size-asian="14pt" style:font-size-complex="14pt"/>
    </style:style>
    <style:style style:name="T3" style:family="text">
      <style:text-properties style:font-name="Linux Biolinum O" fo:font-size="14pt" officeooo:rsid="000fee16"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Persona 3: </text:span><text:span text:style-name="T3">willing user (</text:span>User persona (direct product user)<text:span text:style-name="T3">)</text:span></text:p>
      <text:p text:style-name="P1"/>
      <text:p text:style-name="P1">involved in multiple wiki projects</text:p>
      <text:p text:style-name="P1">admin/editor on a larger scale</text:p>
      <text:p text:style-name="P2">want to see the projects grow and improve</text:p>
      <text:p text:style-name="P3"><text:a xlink:type="simple" xlink:href="https://www.wikidata.org/wiki/User:Montanabw" text:style-name="Internet_20_link" text:visited-style-name="Visited_20_Internet_20_Link">https://www.wikidata.org/wiki/User:Montanabw</text:a></text:p>
      <text:p text:style-name="P4"><text:span text:style-name="T1">“</text:span>In en-wiki, there is no way any ordinary editor would have the slightest clue when creating an article that wikidata even exists and even less than the slightest clue how to create it. I've been editing nine years, nothing to help me other than talk page chitchat and completely incomprehensible instructions. Wiki markup syntax is complex enough for non-programmers, to go to a different web site and input something is too steep a learning curve for me...“</text:p>
      <text:p text:style-name="P4"/>
      <text:p text:style-name="P5">Jeff – Male 34 years old – history teacher at a highschool in seattle, washington</text:p>
      <text:p text:style-name="P5">Married to Judy – accountant – 36 – no kids</text:p>
      <text:p text:style-name="P5">likes to go hiking and volunteers at his local nature preservation company</text:p>
      <text:p text:style-name="P5">in his free time he likes to edit wikipedia articles and organises editing sessions in his community</text:p>
      <text:p text:style-name="P5">he knows of wikidata but has trouble using it</text:p>
      <text:p text:style-name="P5"/>
      <text:p text:style-name="P6">After a nice evening enjoying dinner with his wife judy, jeff wants to have a relaxed evening. He doesn't enjoy watching tv much unless there is a specific movie or documentary showing that he knows he will enjoy. He rather spends his spare time expanding free knowledge by keeping wikipedia vandalism-free and his articles up to date. He is not a programmer so it took him a long time to understand wikipedia markup language. But he's been editing for over 8 years so by now he feels very confident when using it. He loves the idea of Wikidata and would love to see the community use it more avidly but he struggles with the usage and thus refers to the old ways where he feels more comfortable. In the community meetups that he organizes there is also no one he can ask for help because <text:s/>none of the other members know anything either.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7:20:57.741967015</meta:creation-date>
    <dc:date>2015-11-04T17:49:18.147055550</dc:date>
    <meta:editing-duration>PT12M59S</meta:editing-duration>
    <meta:editing-cycles>1</meta:editing-cycles>
    <meta:document-statistic meta:table-count="0" meta:image-count="0" meta:object-count="0" meta:page-count="1" meta:paragraph-count="12" meta:word-count="316" meta:character-count="1849" meta:non-whitespace-character-count="1538"/>
    <meta:generator>LibreOffice/5.0.2.2$Linux_X86_64 LibreOffice_project/00m0$Build-2</meta:generator>
  </office:meta>
</office:document-meta>
</file>